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1616aa" officeooo:paragraph-rsid="001616aa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17c7b4" officeooo:paragraph-rsid="0017c7b4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18ae66" officeooo:paragraph-rsid="0018ae66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19824d" officeooo:paragraph-rsid="0019824d"/>
    </style:style>
    <style:style style:name="T1" style:family="text">
      <style:text-properties officeooo:rsid="00166ba2"/>
    </style:style>
    <style:style style:name="T2" style:family="text">
      <style:text-properties officeooo:rsid="001982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ago Otero Martínez</text:p>
      <text:p text:style-name="P2"/>
      <text:p text:style-name="P2"><text:bookmark text:name="yui_3_17_2_1_1739800006973_26"/>&lt;!ELEMENT curriculumVitae (presentación, (estudios | experienciaLaboral)+, (idiomas | deportes | otros)*, referencias*, observaciones?)&gt;</text:p>
      <text:p text:style-name="P2"/>
      <text:p text:style-name="P2"/>
      <text:p text:style-name="P1">Este elemento quiere decir que hay un padre llamado curriculumVitae <text:span text:style-name="T1">que tiene puede tener como hijos : </text:span></text:p>
      <text:p text:style-name="P1"/>
      <text:p text:style-name="P3"><text:span text:style-name="T2">O</text:span>pcionalmente 0 o mas: estudios o experienciaLaboral,</text:p>
      <text:p text:style-name="P4"><text:span text:style-name="T2">U</text:span>no o muchos hijos de idiomas , deportes o otros,</text:p>
      <text:p text:style-name="P5">Una o mas referencias </text:p>
      <text:p text:style-name="P5">Opcionalmente una observacion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4:47:10.107000000</meta:creation-date>
    <dc:date>2025-02-17T15:17:12.401000000</dc:date>
    <meta:editing-duration>PT11M2S</meta:editing-duration>
    <meta:editing-cycles>1</meta:editing-cycles>
    <meta:document-statistic meta:table-count="0" meta:image-count="0" meta:object-count="0" meta:page-count="1" meta:paragraph-count="8" meta:word-count="57" meta:character-count="412" meta:non-whitespace-character-count="359"/>
    <meta:generator>LibreOffice/24.8.4.2$Windows_X86_64 LibreOffice_project/bb3cfa12c7b1bf994ecc5649a80400d06cd71002</meta:generator>
  </office:meta>
</office:document-meta>
</file>